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atang" svg:font-family="Batang"/>
    <style:font-face style:name="Tahoma1" svg:font-family="Tahoma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text-properties style:language-asian="ko" style:country-asian="KR"/>
    </style:style>
    <style:style style:name="T1" style:family="text">
      <style:text-properties style:language-asian="ko" style:country-asian="K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SSQL CDKEY <text:span text:style-name="T1">변경 ver1.0 <text:s text:c="42"/>작성: 2007.11.14 y</text:span></text:p>
      <text:p text:style-name="P1"/>
      <text:p text:style-name="P1">MSSQL 2000 CDKEY 변경</text:p>
      <text:p text:style-name="P1"/>
      <text:p text:style-name="P1">1. 올바른 라이센스를 가진 MSSQL 2000을 설치 합니다.</text:p>
      <text:p text:style-name="P1">2. 잘못된 라이센스를 가진 MSSQL 2000이 설치된 서버에서 "실행" -&gt; "regedit.exe"를</text:p>
      <text:p text:style-name="P1"><text:s text:c="5"/>수행합니다.</text:p>
      <text:p text:style-name="P1">3. HKEY_LOCAL_MACHINE\SOFTWARE\Microsoft\Microsoft SQL Server\80\Registration 를 내보내기로 backup 해 둡니다.</text:p>
      <text:p text:style-name="P1">4. 1에서 수행한 올바른 라이센스로 설치된 MSSQL이 설치된 서버에서 regedit.exe를 수행하여</text:p>
      <text:p text:style-name="P1"><text:s text:c="4"/>3번의 위치 경로의 정보를 내보내기로 저장합니다.</text:p>
      <text:p text:style-name="P1">5. 4번에서 작업한 regist 파일을 잘못된 라이센스의 서버로 복사합니다.</text:p>
      <text:p text:style-name="P1">6. 복사한 레지스트를 등록 합니다.</text:p>
      <text:p text:style-name="P1">7. 업데이트나 테스트 등을 확인 하고 완료 합니다.</text:p>
      <text:p text:style-name="P1"/>
      <text:p text:style-name="P1">MSSQL 2005 CDKEY 변경</text:p>
      <text:p text:style-name="P1"/>
      <text:p text:style-name="P1">1. 올바른 라이센스를 가진 MSSQL 2005를 설치 합니다.</text:p>
      <text:p text:style-name="P1">2. 잘못된 라이센스를 가진 MSSQL 2005가 설치된 서버에서 "실행” -&gt; "regedit.exe"를</text:p>
      <text:p text:style-name="P1"><text:s text:c="4"/>수행합니다.</text:p>
      <text:p text:style-name="P1">3. HKEY_LOCAL_MACHINE\SOFTWARE\Microsoft\Microsoft SQL Server\90\ProductID 를 내보내기로 backup 해 둡니다.</text:p>
      <text:p text:style-name="P1">4. 1에서 수행한 올바른 라이센스로 설치된 MSSQL이 설치된 서버에서 regedit.exe를 수행하여</text:p>
      <text:p text:style-name="P1"><text:s text:c="4"/>3번의 위치 경로의 정보를 내보내기로 저장합니다.</text:p>
      <text:p text:style-name="P1">5. 4번에서 작업한 regist 파일을 잘못된 라이센스의 서버로 복사합니다.</text:p>
      <text:p text:style-name="P1">6. 복사한 레지스트를 등록합니다.(각각 라이센스 별로 productID 뒤의 숫자 값이 틀리므로</text:p>
      <text:p text:style-name="P1"><text:s text:c="5"/>기존 설치된 값에 추가되는 형식이 나타나면 일단 해당 값들을 지워주시고 등록합니다.)</text:p>
      <text:p text:style-name="P1">7. 업데이트나 테스트 등을 확인 하고 완료 합니다.</text:p>
      <text:p text:style-name="P1"/>
      <text:p text:style-name="P1">CDKEY <text:s/>변경이 제대로 되었는지의 확인등은 product key Explorer 같은 툴로 </text:p>
      <text:p text:style-name="P1">체크 하시면 됩니다. (데모버전을 다운 받아 사용 해보시면 됨)</text:p>
      <text:p text:style-name="P1">주소 : http://www.nsauditor.com/product_key_finder.htm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tang" svg:font-family="Batang"/>
    <style:font-face style:name="Tahoma1" svg:font-family="Tahoma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atang" fo:font-size="12pt" fo:language="en" fo:country="US" style:font-name-asian="바탕" style:font-size-asian="10pt" style:language-asian="ko" style:country-asian="KR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Batang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atang" fo:font-size="12pt" fo:font-style="italic" style:font-size-asian="10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atang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7-11-14T02:51:03</meta:creation-date>
    <dc:date>2010-03-09T14:52:16</dc:date>
    <dc:language>en-US</dc:language>
    <meta:editing-cycles>6</meta:editing-cycles>
    <meta:editing-duration>PT00H20M18S</meta:editing-duration>
    <meta:document-statistic meta:table-count="0" meta:image-count="0" meta:object-count="0" meta:page-count="1" meta:paragraph-count="25" meta:word-count="229" meta:character-count="1111"/>
    <dc:creator>javajungto </dc:creator>
    <meta:user-defined meta:name="Info 1"/>
    <meta:user-defined meta:name="Info 2"/>
    <meta:user-defined meta:name="Info 3"/>
    <meta:user-defined meta:name="Info 4"/>
  </office:meta>
</office:document-meta>
</file>